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5-22_08-55-29_000.jpg</text:p>
          </table:table-cell>
          <table:table-cell office:value-type="string">
            <text:p>:m music / ms-4 20170522 / kb / 王道進行 k=C t=80 tn=004 LH-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5-22_08-55-16_000.jpg</text:p>
          </table:table-cell>
          <table:table-cell office:value-type="string">
            <text:p>:m music / ms-3 20170522 / kb / 王道進行 k=C t=80 tn=004 LH-N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7-05-22_08-54-23_000.jpg</text:p>
          </table:table-cell>
          <table:table-cell office:value-type="string">
            <text:p>:m music / ms-2 20170522 / kb / 王道進行 k=G t=80 tn=00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7-05-22_08-52-46_000.jpg</text:p>
          </table:table-cell>
          <table:table-cell office:value-type="string">
            <text:p>:m music / log / kb / done / N+ / 20170522 || memo 「王道進行」 k=G k=C || memo カデンツ kadenz-N k=G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017-05-22_01-31-53_000.jpg</text:p>
          </table:table-cell>
          <table:table-cell office:value-type="string">
            <text:p>:m 2*2 RES / free# VX7GLZ 20#4.2 / science research / automaton / qrcode 50^x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7-05-22_01-31-36_000.jpg</text:p>
          </table:table-cell>
          <table:table-cell office:value-type="string">
            <text:p>:m 1*2 RES / free# VX7GLZ 20#4.2 / science research / automaton / experiments block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7-05-21_22-47-50_000.jpg</text:p>
          </table:table-cell>
          <table:table-cell office:value-type="string">
            <text:p>:m :? 1*1 / res science / カテナリー曲線　比率 || :m :? 1*1 / res science / ガンマ関数　∞、比率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2017-05-21_22-45-33_000.jpg</text:p>
          </table:table-cell>
          <table:table-cell table:style-name="ce1" office:value-type="string">
            <text:p>:m other / 長寿の家 / 麻雀 / 各人　連絡先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2017-05-21_22-45-00_000.jpg</text:p>
          </table:table-cell>
          <table:table-cell table:style-name="ce1" office:value-type="string">
            <text:p>:m other / 長寿の家 / 麻雀 / 上がりの記録 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7-05-21_19-55-43_000.jpg</text:p>
          </table:table-cell>
          <table:table-cell table:style-name="ce2" office:value-type="string">
            <text:p>:m 食べた物/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2017-05-21_19-13-27_000.jpg</text:p>
          </table:table-cell>
          <table:table-cell office:value-type="string">
            <text:p>:PHOTO 面白いもの / @東急ショッピングパーク北側商店建物（旧ひよこ店舗） / 店舗工事　木組み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17-05-21_18-45-10_000.jpg</text:p>
          </table:table-cell>
          <table:table-cell office:value-type="string">
            <text:p>:m 2*2 RES / 245 126*8#1 / 『量子コンピュータ』 / モジュラー算術 automaton(programming) FOUND+ / N+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017-05-21_18-44-38_000.jpg</text:p>
          </table:table-cell>
          <table:table-cell office:value-type="string">
            <text:p>:m 1*2 RES / 245 126*8#1 / 『量子コンピュータ』 / p.9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017-05-21_15-47-10_000.jpg</text:p>
          </table:table-cell>
          <table:table-cell office:value-type="string">
            <text:p>:m 3*3 RES / free# VX7GLZ 25#1 / science research / lisp / remove_a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2017-05-21_15-46-51_000.jpg</text:p>
          </table:table-cell>
          <table:table-cell office:value-type="string">
            <text:p>:m 2*3 RES / free# VX7GLZ 25#1 / science research / lisp / remove_at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7-05-21_15-46-30_000.jpg</text:p>
          </table:table-cell>
          <table:table-cell office:value-type="string">
            <text:p>:m 1*3 RES / free# VX7GLZ 25#1 / science research / lisp / factorial remove_at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2017-05-21_10-58-19_000.jpg</text:p>
          </table:table-cell>
          <table:table-cell table:style-name="ce2" office:value-type="string">
            <text:p>:m 食べた物　間食 /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2017-05-21_10-33-13_000.jpg</text:p>
          </table:table-cell>
          <table:table-cell table:style-name="ce2" office:value-type="string">
            <text:p>:m 食べた物/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2017-05-21_10-17-33_000.jpg</text:p>
          </table:table-cell>
          <table:table-cell office:value-type="string">
            <text:p>:m music / log / kb / done / N+ / 20170521 || memo 「王道進行」 k=F || et-N ５度差の波音 || memo 「王道進行」 fingering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2017-05-21_10-13-49_000.jpg</text:p>
          </table:table-cell>
          <table:table-cell office:value-type="string">
            <text:p>:m music / ms-1 20170521 / kb / ５度のハノン k=F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2017-05-20_20-02-58_000.jpg</text:p>
          </table:table-cell>
          <table:table-cell table:style-name="ce2" office:value-type="string">
            <text:p>:m 食べた物/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2017-05-20_09-48-58_000.jpg</text:p>
          </table:table-cell>
          <table:table-cell table:style-name="ce1" office:value-type="string">
            <text:p>:m other / 長寿の家 / 麻雀 / 上がりの記録 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2017-05-20_07-59-49_000.jpg</text:p>
          </table:table-cell>
          <table:table-cell table:style-name="ce2" office:value-type="string">
            <text:p>:m 食べた物/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2017-05-20_00-54-39_000.jpg</text:p>
          </table:table-cell>
          <table:table-cell office:value-type="string">
            <text:p>:m :th / 方針　柱 / やること (priority)　⇒　music science 学習　投機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2017-05-19_22-14-56_000.jpg</text:p>
          </table:table-cell>
          <table:table-cell office:value-type="string">
            <text:p>:lets / action activity / automatonで、タイルのデザイン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2017-05-19_22-14-24_000.jpg</text:p>
          </table:table-cell>
          <table:table-cell office:value-type="string">
            <text:p>:m 2*2 RES / free# VX7GLZ 23#2 / science research / lisp /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7-05-19_22-14-12_000.jpg</text:p>
          </table:table-cell>
          <table:table-cell office:value-type="string">
            <text:p>:m 1*2 RES / free# VX7GLZ 23#2 / science research / lisp /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2017-05-19_20-06-50_000.jpg</text:p>
          </table:table-cell>
          <table:table-cell table:style-name="ce2" office:value-type="string">
            <text:p>:m 食べた物/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2017-05-19_18-32-14_000.jpg</text:p>
          </table:table-cell>
          <table:table-cell office:value-type="string">
            <text:p>:m 3*3 RES / free# VX7GLZ 23#1 / science research / lisp / quicklisp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2017-05-19_18-31-51_000.jpg</text:p>
          </table:table-cell>
          <table:table-cell office:value-type="string">
            <text:p>:m 2*3 RES / free# VX7GLZ 23#1 / science research / lisp / my-retrieve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2017-05-19_18-31-25_000.jpg</text:p>
          </table:table-cell>
          <table:table-cell office:value-type="string">
            <text:p>:m 1*3 RES / free# VX7GLZ 23#1 / science research / lisp / &amp;aux &amp;key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2017-05-19_09-42-11_000.jpg</text:p>
          </table:table-cell>
          <table:table-cell table:style-name="ce2" office:value-type="string">
            <text:p>:m 食べた物/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2017/05/22</text:date>, <text:time>09:49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2T09:49:56.73</dc:date>
    <dc:creator>岩淵 謙</dc:creator>
    <meta:generator>OpenOffice/4.1.3$Win32 OpenOffice.org_project/413m1$Build-9783</meta:generator>
    <meta:editing-duration>PT25M36S</meta:editing-duration>
    <meta:editing-cycles>19</meta:editing-cycles>
    <meta:document-statistic meta:table-count="1" meta:cell-count="99" meta:object-count="0"/>
  </office:meta>
</office:document-meta>
</file>